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officeooo:rsid="0008edcf" officeooo:paragraph-rsid="0008edc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bb088" officeooo:paragraph-rsid="0010ad4a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fo:font-weight="bold" officeooo:rsid="000bb088" officeooo:paragraph-rsid="000bb088" style:font-size-asian="14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fo:font-weight="bold" officeooo:rsid="000bb088" officeooo:paragraph-rsid="000ec38e" style:font-size-asian="14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fo:font-weight="bold" officeooo:rsid="0010ad4a" officeooo:paragraph-rsid="0010ad4a" style:font-size-asian="14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fo:font-weight="bold" officeooo:rsid="0010ad4a" officeooo:paragraph-rsid="001134ed" style:font-size-asian="14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fo:font-weight="bold" officeooo:rsid="001134ed" officeooo:paragraph-rsid="001134ed" style:font-size-asian="14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fo:font-weight="bold" officeooo:rsid="0008edcf" officeooo:paragraph-rsid="0008edcf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rsid="0008edcf" officeooo:paragraph-rsid="000a49f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08edcf" officeooo:paragraph-rsid="0008edc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bold" officeooo:rsid="0008edcf" officeooo:paragraph-rsid="0008edc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font-weight="bold" officeooo:rsid="0008edcf" officeooo:paragraph-rsid="0008edcf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49fe" style:font-size-asian="14pt" style:font-size-complex="14pt"/>
    </style:style>
    <style:style style:name="T3" style:family="text">
      <style:text-properties fo:font-size="14pt" officeooo:rsid="000bb088" style:font-size-asian="14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cfdd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ec38e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ad4a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34ed" style:font-size-asian="12.25pt" style:font-weight-asian="normal" style:font-size-complex="14pt" style:font-weight-complex="normal"/>
    </style:style>
    <style:style style:name="T9" style:family="text">
      <style:text-properties officeooo:rsid="000a49fe"/>
    </style:style>
    <style:style style:name="T10" style:family="text">
      <style:text-properties officeooo:rsid="000bb0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balho AED</text:p>
      <text:p text:style-name="P1"/>
      <text:p text:style-name="P8">Questão 1.</text:p>
      <text:p text:style-name="P11"/>
      <text:p text:style-name="P9"><text:tab/><text:span text:style-name="T2">(colocar aqui o código e a imagem do dataframe data1)</text:span></text:p>
      <text:p text:style-name="P9"><text:span text:style-name="T1"/></text:p>
      <text:p text:style-name="P9"><text:span text:style-name="T1"><text:tab/></text:span><text:span text:style-name="T2">(a).</text:span><text:span text:style-name="T1">Frequência </text:span><text:span text:style-name="T3">Absoluta</text:span><text:span text:style-name="T1"> do Nome por Estado:</text:span></text:p>
      <text:p text:style-name="P10"/>
      <text:p text:style-name="P10"><text:tab/><text:span text:style-name="T9">(b).</text:span><text:span text:style-name="T1">Frequência Relativa à População por Estado:</text:span></text:p>
      <text:p text:style-name="P10"><text:span text:style-name="T1"/></text:p>
      <text:p text:style-name="P10"><text:span text:style-name="T1"><text:tab/></text:span>Note que a diferença de SP para outros estados diminui consideravelmente quando consideramos a <text:span text:style-name="T9">frequência em relação à</text:span> população total de cada estado, isso acontece porque SP tem uma população muito maior que a dos outros estados.</text:p>
      <text:p text:style-name="P10"/>
      <text:p text:style-name="P10"><text:tab/><text:span text:style-name="T9">(c.1).</text:span><text:span text:style-name="T2">Frequência Absoluta do Nome por Região do Brasil:</text:span></text:p>
      <text:p text:style-name="P10"><text:span text:style-name="T2"/></text:p>
      <text:p text:style-name="P10"><text:span text:style-name="T2"><text:tab/></text:span><text:span text:style-name="T3">(c.2).Frequência do Nome Relativa por Região (por 100.000 pessoas):</text:span></text:p>
      <text:p text:style-name="P10"><text:span text:style-name="T3"/></text:p>
      <text:p text:style-name="P10"><text:span text:style-name="T3"><text:tab/></text:span><text:span text:style-name="T10">Novamente, quando comparamos a frequência absoluta com a frequência relativa, a diferença entre a região de maior população (Sudeste) para as outras, diminui bastante.</text:span></text:p>
      <text:p text:style-name="P10"/>
      <text:p text:style-name="P3">Questão 2.</text:p>
      <text:p text:style-name="P3"/>
      <text:p text:style-name="P3"><text:tab/><text:span text:style-name="T5">(a.1).</text:span><text:span text:style-name="T6">Matéria Favorita:</text:span></text:p>
      <text:p text:style-name="P3"><text:span text:style-name="T6"/></text:p>
      <text:p text:style-name="P3"><text:span text:style-name="T6"><text:tab/><text:tab/>(gráfico de barras, </text:span><text:span text:style-name="T7">grafico de pizza</text:span><text:span text:style-name="T6">)</text:span></text:p>
      <text:p text:style-name="P3"><text:span text:style-name="T6"/></text:p>
      <text:p text:style-name="P3"><text:span text:style-name="T6"><text:tab/><text:tab/>(Como Matéria Favorita é uma variável qualitativa, não podemos calcular Média, Mediana, Variabilidade e Quartis.)</text:span></text:p>
      <text:p text:style-name="P3"><text:span text:style-name="T6"/></text:p>
      <text:p text:style-name="P3"><text:soft-page-break/><text:span text:style-name="T6"><text:tab/><text:tab/>-Moda:</text:span></text:p>
      <text:p text:style-name="P3"><text:span text:style-name="T6"/></text:p>
      <text:p text:style-name="P3"><text:span text:style-name="T6"><text:tab/><text:tab/></text:span></text:p>
      <text:p text:style-name="P3"><text:span text:style-name="T6"/></text:p>
      <text:p text:style-name="P3"><text:span text:style-name="T6"><text:tab/>(a.2).Opnião à respeito da Escola:</text:span></text:p>
      <text:p text:style-name="P3"><text:span text:style-name="T6"/></text:p>
      <text:p text:style-name="P4"><text:tab/><text:tab/><text:span text:style-name="T6">(gráfico de barras, </text:span><text:span text:style-name="T7">grafico de pizza</text:span><text:span text:style-name="T6">)</text:span></text:p>
      <text:p text:style-name="P4"><text:span text:style-name="T6"/></text:p>
      <text:p text:style-name="P2"><text:span text:style-name="T6"><text:tab/><text:tab/>(Como Matéria Favorita é uma variável qualitativa, não podemos calcular Média, Mediana, Variabilidade e Quartis.)</text:span></text:p>
      <text:p text:style-name="P4"><text:span text:style-name="T6"/></text:p>
      <text:p text:style-name="P4"><text:span text:style-name="T6"><text:tab/><text:tab/>-Moda:</text:span></text:p>
      <text:p text:style-name="P3"><text:span text:style-name="T6"/></text:p>
      <text:p text:style-name="P3"><text:span text:style-name="T6"><text:tab/>(a.3).Nota Média no Ano Letivo:</text:span></text:p>
      <text:p text:style-name="P3"><text:span text:style-name="T6"/></text:p>
      <text:p text:style-name="P4"><text:span text:style-name="T6"><text:tab/><text:tab/>(gráfico de barras e boxplot)</text:span></text:p>
      <text:p text:style-name="P4"><text:span text:style-name="T6"/></text:p>
      <text:p text:style-name="P4"><text:span text:style-name="T6"><text:tab/><text:tab/>-Média:</text:span></text:p>
      <text:p text:style-name="P4"><text:span text:style-name="T6"><text:tab/><text:tab/>-Moda:</text:span></text:p>
      <text:p text:style-name="P4"><text:span text:style-name="T6"><text:tab/><text:tab/>-Mediana:</text:span></text:p>
      <text:p text:style-name="P4"><text:span text:style-name="T6"><text:tab/><text:tab/>-Variabilidade:</text:span></text:p>
      <text:p text:style-name="P4"><text:span text:style-name="T6"><text:tab/><text:tab/>-Quartis:</text:span></text:p>
      <text:p text:style-name="P3"><text:span text:style-name="T6"/></text:p>
      <text:p text:style-name="P3"><text:span text:style-name="T6"><text:tab/>(a.4).Tempo dedicado à estudo semanalmente fora da Escola (em horas):</text:span></text:p>
      <text:p text:style-name="P3"><text:span text:style-name="T6"/></text:p>
      <text:p text:style-name="P4"><text:span text:style-name="T6"><text:tab/><text:tab/>(gráfico de barras e boxplot)</text:span></text:p>
      <text:p text:style-name="P4"><text:span text:style-name="T6"/></text:p>
      <text:p text:style-name="P4"><text:span text:style-name="T6"><text:tab/><text:tab/>-Média:</text:span></text:p>
      <text:p text:style-name="P4"><text:span text:style-name="T6"><text:tab/><text:tab/>-Moda:</text:span></text:p>
      <text:p text:style-name="P4"><text:span text:style-name="T6"><text:tab/><text:tab/>-Mediana:</text:span></text:p>
      <text:p text:style-name="P4"><text:soft-page-break/><text:span text:style-name="T6"><text:tab/><text:tab/>-Variabilidade:</text:span></text:p>
      <text:p text:style-name="P4"><text:span text:style-name="T6"><text:tab/><text:tab/>-Quartis:</text:span></text:p>
      <text:p text:style-name="P4"><text:span text:style-name="T6"/></text:p>
      <text:p text:style-name="P5"><text:span text:style-name="T4">(</text:span><text:span text:style-name="T6">b.</text:span><text:span text:style-name="T4">1)</text:span><text:span text:style-name="T6">.Opnião à respeito da Escola </text:span><text:span text:style-name="T4">(por Matéria Favorita)</text:span><text:span text:style-name="T6">: </text:span><text:span text:style-name="T4">(em barras e pizza)</text:span></text:p>
      <text:p text:style-name="P5"><text:span text:style-name="T6"/></text:p>
      <text:p text:style-name="P5"><text:span text:style-name="T6"><text:tab/></text:span><text:span text:style-name="T4">-Biologia:</text:span></text:p>
      <text:p text:style-name="P5"><text:span text:style-name="T4"><text:tab/>-História:</text:span></text:p>
      <text:p text:style-name="P5"><text:span text:style-name="T4"><text:tab/>-Matemática:</text:span></text:p>
      <text:p text:style-name="P5"><text:span text:style-name="T4"><text:tab/>-Português:</text:span></text:p>
      <text:p text:style-name="P5"><text:span text:style-name="T4"><text:tab/>-Ed.Física:</text:span></text:p>
      <text:p text:style-name="P5"><text:span text:style-name="T4"><text:tab/>-Química:</text:span></text:p>
      <text:p text:style-name="P5"><text:span text:style-name="T4"><text:tab/>-Física:</text:span></text:p>
      <text:p text:style-name="P5"><text:span text:style-name="T4"><text:tab/>-Geografia:</text:span></text:p>
      <text:p text:style-name="P5"><text:span text:style-name="T4"/></text:p>
      <text:p text:style-name="P5"><text:span text:style-name="T4">(</text:span><text:span text:style-name="T6">b.</text:span><text:span text:style-name="T4">2)</text:span><text:span text:style-name="T6">. </text:span><text:span text:style-name="T4">Nota Média</text:span><text:span text:style-name="T6"> </text:span><text:span text:style-name="T4">no Ano Letivo(por Matéria Favorita)</text:span><text:span text:style-name="T6">: </text:span><text:span text:style-name="T4">(em barras e boxplot)</text:span></text:p>
      <text:p text:style-name="P5"><text:span text:style-name="T6"/></text:p>
      <text:p text:style-name="P5"><text:span text:style-name="T6"><text:tab/></text:span><text:span text:style-name="T4">-Biologia:</text:span></text:p>
      <text:p text:style-name="P5"><text:span text:style-name="T4"><text:tab/>-História:</text:span></text:p>
      <text:p text:style-name="P5"><text:span text:style-name="T4"><text:tab/>-Matemática:</text:span></text:p>
      <text:p text:style-name="P5"><text:span text:style-name="T4"><text:tab/>-Português:</text:span></text:p>
      <text:p text:style-name="P5"><text:span text:style-name="T4"><text:tab/>-Ed.Física:</text:span></text:p>
      <text:p text:style-name="P5"><text:span text:style-name="T4"><text:tab/>-Química:</text:span></text:p>
      <text:p text:style-name="P5"><text:span text:style-name="T4"><text:tab/>-Física:</text:span></text:p>
      <text:p text:style-name="P5"><text:span text:style-name="T4"><text:tab/>-Geografia:</text:span></text:p>
      <text:p text:style-name="P5"><text:span text:style-name="T4"/></text:p>
      <text:p text:style-name="P5"><text:span text:style-name="T4">(</text:span><text:span text:style-name="T6">b.</text:span><text:span text:style-name="T4">3)</text:span><text:span text:style-name="T6">.Tempo dedicado à estudo semanalmente fora da Escola (em horas): </text:span><text:span text:style-name="T4">(em barras e boxplot)</text:span></text:p>
      <text:p text:style-name="P5"><text:span text:style-name="T6"/></text:p>
      <text:p text:style-name="P5"><text:span text:style-name="T6"><text:tab/></text:span><text:span text:style-name="T4">-Biologia:</text:span></text:p>
      <text:p text:style-name="P5"><text:span text:style-name="T4"><text:tab/>-História:</text:span></text:p>
      <text:p text:style-name="P5"><text:soft-page-break/><text:span text:style-name="T4"><text:tab/>-Matemática:</text:span></text:p>
      <text:p text:style-name="P5"><text:span text:style-name="T4"><text:tab/>-Português:</text:span></text:p>
      <text:p text:style-name="P5"><text:span text:style-name="T4"><text:tab/>-Ed.Física:</text:span></text:p>
      <text:p text:style-name="P5"><text:span text:style-name="T4"><text:tab/>-Química:</text:span></text:p>
      <text:p text:style-name="P5"><text:span text:style-name="T4"><text:tab/>-Física:</text:span></text:p>
      <text:p text:style-name="P5"><text:span text:style-name="T4"><text:tab/>-Geografia:</text:span></text:p>
      <text:p text:style-name="P5"><text:span text:style-name="T4"/></text:p>
      <text:p text:style-name="P5"><text:span text:style-name="T4">(c.1). Matéria Favorita (por opnião à respeito da Escola): (em barras e pizza)</text:span></text:p>
      <text:p text:style-name="P5"><text:span text:style-name="T4"/></text:p>
      <text:p text:style-name="P5"><text:span text:style-name="T4"><text:tab/></text:span><text:span text:style-name="T8">-Ótima:</text:span></text:p>
      <text:p text:style-name="P7"><text:span text:style-name="T4"><text:tab/>-Boa:</text:span></text:p>
      <text:p text:style-name="P7"><text:span text:style-name="T4"><text:tab/>-Regular:</text:span></text:p>
      <text:p text:style-name="P7"><text:span text:style-name="T4"><text:tab/>-Ruim:</text:span></text:p>
      <text:p text:style-name="P5"><text:span text:style-name="T4"/></text:p>
      <text:p text:style-name="P5"><text:span text:style-name="T4">(c</text:span><text:span text:style-name="T6">.</text:span><text:span text:style-name="T4">2)</text:span><text:span text:style-name="T6">. </text:span><text:span text:style-name="T4">Nota Média</text:span><text:span text:style-name="T6"> </text:span><text:span text:style-name="T4">no Ano Letivo (por opnião à respeito da Escola)</text:span><text:span text:style-name="T6">: </text:span><text:span text:style-name="T4">(em barras e boxplot)</text:span></text:p>
      <text:p text:style-name="P5"><text:span text:style-name="T6"/></text:p>
      <text:p text:style-name="P6"><text:span text:style-name="T6"><text:tab/></text:span><text:span text:style-name="T8">-Ótima:</text:span></text:p>
      <text:p text:style-name="P7"><text:span text:style-name="T4"><text:tab/>-Boa:</text:span></text:p>
      <text:p text:style-name="P7"><text:span text:style-name="T4"><text:tab/>-Regular:</text:span></text:p>
      <text:p text:style-name="P6"><text:span text:style-name="T8"><text:tab/>-Ruim:</text:span><text:span text:style-name="T6"><text:tab/></text:span></text:p>
      <text:p text:style-name="P5"><text:span text:style-name="T4"/></text:p>
      <text:p text:style-name="P5"><text:span text:style-name="T4">(c</text:span><text:span text:style-name="T6">.</text:span><text:span text:style-name="T4">3)</text:span><text:span text:style-name="T6">.Tempo dedicado à estudo semanalmente fora da Escola (em horas) </text:span><text:span text:style-name="T4">(por opnião à respeito da escola)</text:span><text:span text:style-name="T6">: </text:span><text:span text:style-name="T4">(em barras e boxplot)</text:span></text:p>
      <text:p text:style-name="P5"><text:span text:style-name="T4"/></text:p>
      <text:p text:style-name="P6"><text:span text:style-name="T4"><text:tab/></text:span><text:span text:style-name="T8">-Ótima:</text:span></text:p>
      <text:p text:style-name="P7"><text:span text:style-name="T4"><text:tab/>-Boa:</text:span></text:p>
      <text:p text:style-name="P7"><text:span text:style-name="T4"><text:tab/>-Regular:</text:span></text:p>
      <text:p text:style-name="P7"><text:span text:style-name="T4"><text:tab/>-Ruim:</text:span></text:p>
      <text:p text:style-name="P5"><text:span text:style-name="T6"/></text:p>
      <text:p text:style-name="P5"><text:soft-page-break/><text:span text:style-name="T6"><text:tab/></text:span></text:p>
      <text:p text:style-name="P3"><text:span text:style-name="T6"><text:tab/></text:span></text:p>
      <text:p text:style-name="P3"><text:span text:style-name="T6"/></text:p>
      <text:p text:style-name="P3"/>
      <text:p text:style-name="P3"><text:span text:style-name="T5"/></text:p>
      <text:p text:style-name="P3"><text:span text:style-name="T5"><text:tab/></text:span></text:p>
      <text:p text:style-name="P3"/>
      <text:p text:style-name="P3"><text:tab/></text:p>
      <text:p text:style-name="P3"><text:tab/></text:p>
      <text:p text:style-name="P3"/>
      <text:p text:style-name="P10"/>
      <text:p text:style-name="P10"/>
      <text:p text:style-name="P10"><text:span text:style-name="T3"/></text:p>
      <text:p text:style-name="P10"><text:span text:style-name="T3"><text:tab/></text:span></text:p>
      <text:p text:style-name="P10"/>
      <text:p text:style-name="P10"><text:tab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3:44:12.434000000</meta:creation-date>
    <dc:date>2019-05-13T14:51:12.354000000</dc:date>
    <meta:editing-duration>PT2M17S</meta:editing-duration>
    <meta:editing-cycles>1</meta:editing-cycles>
    <meta:document-statistic meta:table-count="0" meta:image-count="0" meta:object-count="0" meta:page-count="5" meta:paragraph-count="82" meta:word-count="315" meta:character-count="2268" meta:non-whitespace-character-count="1934"/>
    <meta:generator>LibreOffice/5.2.7.2$Windows_x86 LibreOffice_project/2b7f1e640c46ceb28adf43ee075a6e8b8439ed10</meta:generator>
  </office:meta>
</office:document-meta>
</file>